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eeeeee" draw:textarea-horizontal-align="justify" draw:textarea-vertical-align="top" draw:auto-grow-height="false" fo:min-height="4.756cm" fo:min-width="6.75cm" fo:padding-top="0.175cm" fo:padding-bottom="0.175cm" fo:padding-left="0.15cm" fo:padding-right="0.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6.818cm"/>
      <style:paragraph-properties style:writing-mode="lr-tb"/>
    </style:style>
    <style:style style:name="gr3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eeeeee" draw:textarea-horizontal-align="justify" draw:textarea-vertical-align="top" draw:auto-grow-height="false" fo:min-height="4.754cm" fo:min-width="6.75cm" fo:padding-top="0.175cm" fo:padding-bottom="0.175cm" fo:padding-left="0.15cm" fo:padding-right="0.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5.929cm"/>
      <style:paragraph-properties style:writing-mode="lr-tb"/>
    </style:style>
    <style:style style:name="gr5" style:family="graphic" style:parent-style-name="standard" style:list-style-name="L1">
      <style:graphic-properties draw:stroke="solid" svg:stroke-width="0.1cm" svg:stroke-color="#000000" draw:marker-start-width="0.35cm" draw:marker-end-width="0.35cm" draw:fill="none" draw:fill-color="#eeeeee" draw:textarea-horizontal-align="justify" draw:textarea-vertical-align="top" draw:auto-grow-height="false" fo:min-height="4.754cm" fo:min-width="6.6cm" fo:padding-top="0.175cm" fo:padding-bottom="0.175cm" fo:padding-left="0.3cm" fo:padding-right="0.3cm"/>
      <style:paragraph-properties style:writing-mode="lr-tb"/>
    </style:style>
    <style:style style:name="gr6" style:family="graphic" style:parent-style-name="standard" style:list-style-name="L1">
      <style:graphic-properties draw:stroke="solid" svg:stroke-color="#000000" draw:fill="solid" draw:fill-color="#eeeeee" draw:textarea-horizontal-align="justify" draw:textarea-vertical-align="top" draw:auto-grow-height="false" fo:min-height="1.25cm" fo:min-width="2.5cm"/>
      <style:paragraph-properties style:writing-mode="lr-tb"/>
    </style:style>
    <style:style style:name="gr7" style:family="graphic" style:parent-style-name="objectwithoutfill">
      <style:graphic-properties svg:stroke-width="0.05cm" svg:stroke-color="#b2b2b2" draw:marker-start-width="0.28cm" draw:marker-end-width="0.28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28cm" draw:marker-end="Arrowheads_20_2" draw:marker-end-width="0.28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3465a4" draw:marker-start="" draw:marker-start-width="0.28cm" draw:marker-end="Arrowheads_20_9" draw:marker-end-width="0.28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3465a4" draw:marker-start="" draw:marker-start-width="0.28cm" draw:marker-end="Arrowheads_20_10" draw:marker-end-width="0.28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cm" svg:stroke-color="#cc0000" draw:marker-start="" draw:marker-start-width="0.28cm" draw:marker-end="Arrowheads_20_11" draw:marker-end-width="0.28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1.7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4.38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1.6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1.444cm"/>
      <style:paragraph-properties style:writing-mode="lr-tb"/>
    </style:style>
    <style:style style:name="gr17" style:family="graphic" style:parent-style-name="objectwithoutfill">
      <style:graphic-properties svg:stroke-width="0.05cm" svg:stroke-color="#000000" draw:marker-start-width="0.28cm" draw:marker-end="" draw:marker-end-width="0.18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28cm" draw:marker-end="" draw:marker-end-width="0.28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5cm" fo:min-width="0cm"/>
      <style:paragraph-properties style:writing-mode="lr-tb"/>
    </style:style>
    <style:style style:name="gr20" style:family="graphic" style:parent-style-name="objectwithoutfill">
      <style:graphic-properties svg:stroke-width="0.05cm" svg:stroke-color="#cc0000" draw:marker-start="" draw:marker-start-width="0.28cm" draw:marker-end="Arrowheads_20_12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width="0.05cm" svg:stroke-color="#cc0000" draw:marker-start="" draw:marker-start-width="0.28cm" draw:marker-end="Arrowheads_20_13" draw:marker-end-width="0.28cm" draw:fill="none" draw:textarea-vertical-align="middle" fo:padding-top="0.15cm" fo:padding-bottom="0.15cm" fo:padding-left="0.275cm" fo:padding-right="0.275cm"/>
    </style:style>
    <style:style style:name="gr22" style:family="graphic" style:parent-style-name="objectwithoutfill">
      <style:graphic-properties svg:stroke-width="0.05cm" svg:stroke-color="#3465a4" draw:marker-start="" draw:marker-start-width="0.28cm" draw:marker-end="Arrowheads_20_14" draw:marker-end-width="0.28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4.928cm"/>
      <style:paragraph-properties style:writing-mode="lr-tb"/>
    </style:style>
    <style:style style:name="gr24" style:family="graphic" style:parent-style-name="standard">
      <style:graphic-properties draw:stroke="solid" draw:stroke-dash="Long_20_Dash" svg:stroke-width="0.051cm" svg:stroke-color="#005a9c" draw:marker-start-width="0.279cm" draw:marker-end-width="0.279cm" draw:fill="none" draw:textarea-horizontal-align="justify" draw:textarea-vertical-align="middle" draw:auto-grow-height="false" fo:min-height="4.747cm" fo:min-width="10.27cm" fo:padding-top="0.15cm" fo:padding-bottom="0.15cm" fo:padding-left="0.275cm" fo:padding-right="0.275cm"/>
    </style:style>
    <style:style style:name="gr25" style:family="graphic" style:parent-style-name="standard">
      <style:graphic-properties draw:stroke="none" draw:fill="none" fo:min-height="4.321cm"/>
      <style:paragraph-properties style:writing-mode="lr-tb"/>
    </style:style>
    <style:style style:name="gr26" style:family="graphic" style:parent-style-name="standard">
      <style:graphic-properties draw:stroke="none" draw:fill="none" fo:min-height="0.361cm"/>
      <style:paragraph-properties style:writing-mode="lr-tb"/>
    </style:style>
    <style:style style:name="gr27" style:family="graphic" style:parent-style-name="standard">
      <style:graphic-properties draw:stroke="solid" draw:stroke-dash="Long_20_Dash" svg:stroke-width="0.051cm" svg:stroke-color="#005a9c" draw:marker-start-width="0.279cm" draw:marker-end-width="0.279cm" draw:fill="none" draw:textarea-horizontal-align="justify" draw:textarea-vertical-align="middle" draw:auto-grow-height="false" fo:min-height="1.036cm" fo:min-width="9.24cm" fo:padding-top="0.15cm" fo:padding-bottom="0.15cm" fo:padding-left="0.275cm" fo:padding-right="0.275cm"/>
    </style:style>
    <style:style style:name="gr28" style:family="graphic" style:parent-style-name="standard">
      <style:graphic-properties draw:stroke="dash" draw:stroke-dash="Long_20_Dash" svg:stroke-width="0.051cm" svg:stroke-color="#808080" draw:marker-start-width="0.279cm" draw:marker-end-width="0.279cm" draw:fill="none" draw:textarea-horizontal-align="justify" draw:textarea-vertical-align="middle" draw:auto-grow-height="false" fo:min-height="6.816cm" fo:min-width="10.747cm" fo:padding-top="0.15cm" fo:padding-bottom="0.15cm" fo:padding-left="0.275cm" fo:padding-right="0.275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2" style:family="paragraph">
      <loext:graphic-properties draw:fill="none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P3" style:family="paragraph">
      <loext:graphic-properties draw:fill="none" draw:fill-color="#ffffff"/>
      <style:paragraph-properties style:writing-mode="lr-tb"/>
      <style:text-properties style:font-name="Liberation Mono" fo:font-size="10pt" fo:font-weight="normal" style:font-size-asian="10pt" style:font-size-complex="10pt"/>
    </style:style>
    <style:style style:name="P4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DejaVu Sans Mono" fo:font-size="9pt" style:font-size-asian="9pt" style:font-size-complex="9pt"/>
    </style:style>
    <style:style style:name="P7" style:family="paragraph">
      <loext:graphic-properties draw:fill="none" draw:fill-color="#ffffff"/>
      <style:paragraph-properties style:writing-mode="lr-tb"/>
      <style:text-properties fo:color="#000000" loext:opacity="100%" style:font-name="Liberation Sans1"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font-name="Liberation Sans1" fo:font-size="10pt" style:font-size-asian="10pt" style:font-size-complex="10pt"/>
    </style:style>
    <style:style style:name="P10" style:family="paragraph">
      <loext:graphic-properties draw:fill="none"/>
      <style:paragraph-properties fo:text-align="center"/>
      <style:text-properties fo:font-size="7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Mono"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Mono" fo:font-size="10pt" style:font-size-asian="10pt" style:font-size-complex="10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16" style:family="paragraph">
      <loext:graphic-properties draw:fill="none" draw:fill-color="#ffffff"/>
      <style:paragraph-properties style:writing-mode="lr-tb"/>
      <style:text-properties fo:color="#005a9c" loext:opacity="100%" style:font-name="Liberation Sans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9pt" fo:font-style="normal" fo:text-shadow="none" style:text-underline-style="none" fo:font-weight="normal" style:letter-kerning="true" style:font-name-asian="Bitstream Vera Sans" style:font-size-asian="9pt" style:font-style-asian="normal" style:font-weight-asian="normal" style:font-name-complex="Bitstream Vera Sans" style:font-size-complex="9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9pt" style:text-underline-style="none" fo:font-weight="normal" style:font-size-asian="9pt" style:font-weight-asian="normal" style:font-size-complex="9pt" style:font-weight-complex="normal"/>
    </style:style>
    <style:style style:name="T3" style:family="text">
      <style:text-properties style:font-name="Liberation Mono" fo:font-size="10pt" fo:font-weight="normal" style:font-size-asian="10pt" style:font-size-complex="10pt"/>
    </style:style>
    <style:style style:name="T4" style:family="text">
      <style:text-properties style:font-name="DejaVu Sans Mono" fo:font-size="9pt" style:font-size-asian="9pt" style:font-size-complex="9pt"/>
    </style:style>
    <style:style style:name="T5" style:family="text">
      <style:text-properties fo:color="#000000" loext:opacity="100%" style:font-name="Liberation Sans1" fo:font-size="10pt" style:font-size-asian="10pt" style:font-size-complex="10pt"/>
    </style:style>
    <style:style style:name="T6" style:family="text">
      <style:text-properties style:font-name="Liberation Mono" fo:font-size="8pt" style:font-size-asian="8pt" style:font-size-complex="8pt"/>
    </style:style>
    <style:style style:name="T7" style:family="text">
      <style:text-properties fo:color="#005a9c" loext:opacity="100%" style:font-name="Liberation Sans1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Liberation Mono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2cm" svg:height="5.106cm" svg:x="5.017cm" svg:y="9.764cm">
          <text:p text:style-name="P1"><text:span text:style-name="T1">{</text:span><text:span text:style-name="T1"><text:line-break/></text:span><text:span text:style-name="T1"> <text:s/>"@context": [</text:span><text:span text:style-name="T2">"https://www.w3..."], </text:span></text:p>
          <text:p text:style-name="P1"><text:span text:style-name="T2"><text:s text:c="2"/></text:span><text:span text:style-name="T2">"id": "did:example:123",</text:span></text:p>
          <text:p text:style-name="P1"><text:span text:style-name="T1"><text:s text:c="2"/></text:span><text:span text:style-name="T1">"verificationMethod</text:span><text:span text:style-name="T2">": [{</text:span></text:p>
          <text:p text:style-name="P1"><text:span text:style-name="T1"><text:s text:c="4"/></text:span><text:span text:style-name="T1">"id": "did:example:123#keys-1",</text:span><text:span text:style-name="T1"><text:line-break/></text:span><text:span text:style-name="T1"> <text:s text:c="3"/>"controller": "did:example:123",</text:span></text:p>
          <text:p text:style-name="P1"><text:span text:style-name="T1"><text:s text:c="4"/></text:span><text:span text:style-name="T1">"type": "Ed25519Verificati...",</text:span></text:p>
          <text:p text:style-name="P1"><text:span text:style-name="T1"><text:s text:c="4"/></text:span><text:span text:style-name="T1">"publicKeyBase58": "..."</text:span></text:p>
          <text:p text:style-name="P1"><text:span text:style-name="T1"><text:s text:c="2"/></text:span><text:span text:style-name="T1">}]</text:span><text:span text:style-name="T2">,</text:span></text:p>
          <text:p text:style-name="P1"><text:span text:style-name="T2"><text:s text:c="2"/></text:span><text:span text:style-name="T2">"authentication": [</text:span></text:p>
          <text:p text:style-name="P1"><text:span text:style-name="T2"><text:s text:c="4"/></text:span><text:span text:style-name="T2">"did:example:123#keys-1"</text:span></text:p>
          <text:p text:style-name="P1"><text:span text:style-name="T2"><text:s text:c="2"/></text:span><text:span text:style-name="T2">]</text:span></text:p>
          <text:p text:style-name="P1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7.318cm" svg:height="0.81cm" svg:x="4.803cm" svg:y="14.97cm">
          <draw:text-box>
            <text:p><text:span text:style-name="T3">application/</text:span><text:span text:style-name="T3">did+ld+json</text:span></text:p>
          </draw:text-box>
        </draw:frame>
        <draw:custom-shape draw:style-name="gr3" draw:text-style-name="P2" draw:layer="layout" svg:width="7.2cm" svg:height="5.104cm" svg:x="12.565cm" svg:y="9.766cm">
          <text:p text:style-name="P1"><text:span text:style-name="T2">{</text:span><text:span text:style-name="T2"><text:line-break/></text:span><text:span text:style-name="T2"> <text:s/>"id": "did:example:123",</text:span></text:p>
          <text:p text:style-name="P1"><text:span text:style-name="T1"><text:s text:c="2"/></text:span><text:span text:style-name="T1">"verificationMethod</text:span><text:span text:style-name="T2">": [{</text:span></text:p>
          <text:p text:style-name="P1"><text:span text:style-name="T1"><text:s text:c="4"/></text:span><text:span text:style-name="T1">"id": "did:example:123#keys-1",</text:span><text:span text:style-name="T1"><text:line-break/></text:span><text:span text:style-name="T1"> <text:s text:c="3"/>"controller": "did:example:123",</text:span></text:p>
          <text:p text:style-name="P1"><text:span text:style-name="T1"><text:s text:c="4"/></text:span><text:span text:style-name="T1">"type": "Ed25519Verificati...",</text:span></text:p>
          <text:p text:style-name="P1"><text:span text:style-name="T1"><text:s text:c="4"/></text:span><text:span text:style-name="T1">"publicKeyBase58": "..."</text:span></text:p>
          <text:p text:style-name="P1"><text:span text:style-name="T1"><text:s text:c="2"/></text:span><text:span text:style-name="T1">}]</text:span><text:span text:style-name="T2">,</text:span></text:p>
          <text:p text:style-name="P1"><text:span text:style-name="T2"><text:s text:c="2"/></text:span><text:span text:style-name="T2">"authentication": [</text:span></text:p>
          <text:p text:style-name="P1"><text:span text:style-name="T2"><text:s text:c="4"/></text:span><text:span text:style-name="T2">"did:example:123#keys-1"</text:span></text:p>
          <text:p text:style-name="P1"><text:span text:style-name="T2"><text:s text:c="2"/></text:span><text:span text:style-name="T2">]</text:span></text:p>
          <text:p text:style-name="P1"><text:span text:style-name="T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6.429cm" svg:height="0.81cm" svg:x="12.396cm" svg:y="14.97cm">
          <draw:text-box>
            <text:p><text:span text:style-name="T3">application/did+json</text:span></text:p>
          </draw:text-box>
        </draw:frame>
        <draw:custom-shape draw:style-name="gr5" draw:text-style-name="P2" draw:layer="layout" svg:width="7.2cm" svg:height="5.104cm" svg:x="20.132cm" svg:y="9.766cm">
          <text:p text:style-name="P1"><text:span text:style-name="T2">62a3 6469 646f 6469 653a 6178 706d</text:span></text:p>
          <text:p text:style-name="P1"><text:span text:style-name="T2">656c 313a 3332 7672 7265 6669 6369</text:span></text:p>
          <text:p text:style-name="P1"><text:span text:style-name="T2">7461 6f69 4d6e 7465 6f68 8164 62a4</text:span></text:p>
          <text:p text:style-name="P1"><text:span text:style-name="T2">6469 6476 6469 653a 6178 706d 656c</text:span></text:p>
          <text:p text:style-name="P1"><text:span text:style-name="T2">313a 3332 6b23 7965 2d73 6a31 6f63</text:span></text:p>
          <text:p text:style-name="P1"><text:span text:style-name="T2">746e 6f72 6c6c 7265 646f 6469 653a</text:span></text:p>
          <text:p text:style-name="P1"><text:span text:style-name="T2">...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6.429cm" svg:height="0.81cm" svg:x="19.963cm" svg:y="14.97cm">
          <draw:text-box>
            <text:p><text:span text:style-name="T3">application/did+cbor</text:span></text:p>
          </draw:text-box>
        </draw:frame>
        <draw:custom-shape draw:style-name="gr6" draw:text-style-name="P4" draw:layer="layout" svg:width="3cm" svg:height="1.5cm" svg:x="0.577cm" svg:y="6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4.814cm" svg:y1="8.5cm" svg:x2="27.327cm" svg:y2="8.5cm">
          <text:p/>
        </draw:line>
        <draw:line draw:style-name="gr8" draw:text-style-name="P5" draw:layer="layout" svg:x1="2.077cm" svg:y1="5.35cm" svg:x2="2.077cm" svg:y2="2.6cm">
          <text:p/>
        </draw:line>
        <draw:line draw:style-name="gr8" draw:text-style-name="P5" draw:layer="layout" svg:x1="2.077cm" svg:y1="11.95cm" svg:x2="2.077cm" svg:y2="9.2cm">
          <text:p/>
        </draw:line>
        <draw:line draw:style-name="gr9" draw:text-style-name="P5" draw:layer="layout" svg:x1="2.067cm" svg:y1="11.932cm" svg:x2="3.817cm" svg:y2="11.932cm">
          <text:p/>
        </draw:line>
        <draw:line draw:style-name="gr9" draw:text-style-name="P5" draw:layer="layout" svg:x1="2.083cm" svg:y1="2.632cm" svg:x2="3.833cm" svg:y2="2.632cm">
          <text:p/>
        </draw:line>
        <draw:line draw:style-name="gr10" draw:text-style-name="P5" draw:layer="layout" svg:x1="15.526cm" svg:y1="7.675cm" svg:x2="15.526cm" svg:y2="9.446cm">
          <text:p/>
        </draw:line>
        <draw:line draw:style-name="gr11" draw:text-style-name="P5" draw:layer="layout" svg:x1="12.015cm" svg:y1="7.921cm" svg:x2="10.135cm" svg:y2="9.445cm">
          <text:p/>
        </draw:line>
        <draw:line draw:style-name="gr12" draw:text-style-name="P5" draw:layer="layout" svg:x1="22.137cm" svg:y1="9.443cm" svg:x2="20.264cm" svg:y2="7.921cm">
          <text:p/>
        </draw:line>
        <draw:frame draw:style-name="gr13" draw:text-style-name="P6" draw:layer="layout" svg:width="2.217cm" svg:height="0.624cm" svg:x="1.85cm" svg:y="1.75cm">
          <draw:text-box>
            <text:p><text:span text:style-name="T4">resolve()</text:span></text:p>
          </draw:text-box>
        </draw:frame>
        <draw:frame draw:style-name="gr14" draw:text-style-name="P6" draw:layer="layout" svg:width="4.884cm" svg:height="0.624cm" svg:x="0cm" svg:y="12.25cm">
          <draw:text-box>
            <text:p><text:span text:style-name="T4">resolveRepresentation()</text:span></text:p>
          </draw:text-box>
        </draw:frame>
        <draw:frame draw:style-name="gr15" draw:text-style-name="P7" draw:layer="layout" svg:width="2.117cm" svg:height="0.803cm" svg:x="12.434cm" svg:y="7.844cm">
          <draw:text-box>
            <text:p><text:span text:style-name="T5">consume</text:span></text:p>
          </draw:text-box>
        </draw:frame>
        <draw:frame draw:style-name="gr16" draw:text-style-name="P9" draw:layer="layout" svg:width="1.944cm" svg:height="0.803cm" svg:x="8.914cm" svg:y="8.531cm">
          <draw:text-box>
            <text:p text:style-name="P8"><text:span text:style-name="T5">produce</text:span></text:p>
          </draw:text-box>
        </draw:frame>
        <draw:line draw:style-name="gr17" draw:text-style-name="P10" draw:layer="layout" svg:x1="1.77cm" svg:y1="7.099cm" svg:x2="2.245cm" svg:y2="7.159cm">
          <text:p/>
        </draw:line>
        <draw:line draw:style-name="gr17" draw:text-style-name="P10" draw:layer="layout" svg:x1="1.716cm" svg:y1="7.174cm" svg:x2="2.172cm" svg:y2="7.459cm">
          <text:p/>
        </draw:line>
        <draw:custom-shape draw:style-name="gr18" draw:text-style-name="P10" draw:layer="layout" svg:width="0.245cm" svg:height="0.2cm" svg:x="1.527cm" svg:y="6.9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244cm" svg:height="0.2cm" svg:x="2.246cm" svg:y="7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244cm" svg:height="0.2cm" svg:x="2.158cm" svg:y="7.4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0.245cm" svg:height="0.2cm" svg:x="1.859cm" svg:y="7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0" draw:layer="layout" svg:x1="1.612cm" svg:y1="7.169cm" svg:x2="1.976cm" svg:y2="7.859cm">
          <text:p/>
        </draw:line>
        <draw:custom-shape draw:style-name="gr18" draw:text-style-name="P10" draw:layer="layout" svg:width="0.245cm" svg:height="0.2cm" svg:x="1.259cm" svg:y="7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10" draw:layer="layout" svg:x1="1.612cm" svg:y1="7.169cm" svg:x2="1.356cm" svg:y2="7.544cm">
          <text:p/>
        </draw:line>
        <draw:frame draw:style-name="gr19" draw:text-style-name="P12" draw:layer="layout" svg:width="2.713cm" svg:height="0.895cm" svg:x="0.732cm" svg:y="5.712cm">
          <draw:text-box>
            <text:p text:style-name="P11"><text:span text:style-name="T6">VERIFIABLE</text:span><text:span text:style-name="T6"><text:line-break/></text:span><text:span text:style-name="T6">DATA REGISTRY</text:span></text:p>
          </draw:text-box>
        </draw:frame>
        <draw:line draw:style-name="gr20" draw:text-style-name="P5" draw:layer="layout" svg:x1="16.126cm" svg:y1="9.446cm" svg:x2="16.126cm" svg:y2="7.675cm">
          <text:p/>
        </draw:line>
        <draw:line draw:style-name="gr21" draw:text-style-name="P5" draw:layer="layout" svg:x1="10.77cm" svg:y1="9.445cm" svg:x2="12.65cm" svg:y2="7.921cm">
          <text:p/>
        </draw:line>
        <draw:line draw:style-name="gr22" draw:text-style-name="P5" draw:layer="layout" svg:x1="19.605cm" svg:y1="7.921cm" svg:x2="21.478cm" svg:y2="9.443cm">
          <text:p/>
        </draw:line>
        <draw:frame draw:style-name="gr23" draw:text-style-name="P13" draw:layer="layout" svg:width="8.315cm" svg:height="1.047cm" svg:x="9.899cm" svg:y="0.561cm">
          <draw:text-box>
            <text:p text:style-name="P8"><text:span text:style-name="T7">Core Properties</text:span></text:p>
          </draw:text-box>
        </draw:frame>
        <draw:custom-shape draw:style-name="gr24" draw:text-style-name="P10" draw:layer="layout" svg:width="10.82cm" svg:height="5.047cm" svg:x="9.924cm" svg:y="0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5" draw:layer="layout" svg:width="11.022cm" svg:height="4.571cm" svg:x="9.974cm" svg:y="1.061cm">
          <draw:text-box>
            <text:p><text:span text:style-name="T8">«[</text:span></text:p>
            <text:p text:style-name="P8"><text:span text:style-name="T8"><text:s text:c="2"/></text:span><text:span text:style-name="T8">"id" → "example:123",</text:span></text:p>
            <text:p text:style-name="P8"><text:span text:style-name="T1"><text:s text:c="2"/></text:span><text:span text:style-name="T1">"verificationMethod" → « </text:span><text:span text:style-name="T8">«[</text:span></text:p>
            <text:p text:style-name="P14"><text:span text:style-name="T8"><text:s text:c="4"/></text:span><text:span text:style-name="T8">"id": "did:example:123#keys-1",</text:span></text:p>
            <text:p text:style-name="P14"><text:span text:style-name="T1"><text:s text:c="4"/></text:span><text:span text:style-name="T1">"controller": "</text:span><text:span text:style-name="T8">did:example:123",</text:span></text:p>
            <text:p text:style-name="P14"><text:span text:style-name="T8"><text:s text:c="4"/></text:span><text:span text:style-name="T8">"type": "Ed25519VerificationKey2018",</text:span></text:p>
            <text:p text:style-name="P14"><text:span text:style-name="T8"><text:s text:c="4"/></text:span><text:span text:style-name="T8">"publicKeyBase58": "H3C2AVvLMv6gmMNam3uVA"</text:span></text:p>
            <text:p text:style-name="P14"><text:span text:style-name="T1"><text:s text:c="2"/></text:span><text:span text:style-name="T1">]» </text:span><text:span text:style-name="T8">»,</text:span></text:p>
            <text:p text:style-name="P14"><text:span text:style-name="T1"><text:s text:c="2"/></text:span><text:span text:style-name="T1">"authentication" → «</text:span></text:p>
            <text:p text:style-name="P14"><text:span text:style-name="T8"><text:s text:c="4"/></text:span><text:span text:style-name="T8">"did:example:123#keys-1"</text:span></text:p>
            <text:p text:style-name="P14"><text:span text:style-name="T1"><text:s text:c="2"/></text:span><text:span text:style-name="T8">»</text:span></text:p>
            <text:p text:style-name="P8"><text:span text:style-name="T8">]»</text:span></text:p>
          </draw:text-box>
        </draw:frame>
        <draw:frame draw:style-name="gr26" draw:text-style-name="P15" draw:layer="layout" svg:width="11.022cm" svg:height="0.611cm" svg:x="9.974cm" svg:y="6.5cm">
          <draw:text-box>
            <text:p><text:span text:style-name="T8">«[ </text:span><text:span text:style-name="T1">"@context" → </text:span><text:span text:style-name="T8">"https://www.w3.org/ns/did/v1" ]»</text:span></text:p>
          </draw:text-box>
        </draw:frame>
        <draw:custom-shape draw:style-name="gr27" draw:text-style-name="P10" draw:layer="layout" svg:width="9.79cm" svg:height="1.336cm" svg:x="9.924cm" svg:y="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6" draw:layer="layout" svg:width="10.014cm" svg:height="1.047cm" svg:x="9.9cm" svg:y="5.835cm">
          <draw:text-box>
            <text:p><text:span text:style-name="T7">Core Representation-specific Entries (JSON-LD)</text:span></text:p>
          </draw:text-box>
        </draw:frame>
        <draw:custom-shape draw:style-name="gr28" draw:text-style-name="P10" draw:layer="layout" svg:width="11.297cm" svg:height="7.116cm" svg:x="9.699cm" svg:y="0.3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9" draw:layer="layout" svg:width="1.944cm" svg:height="0.803cm" svg:x="13.852cm" svg:y="8.532cm">
          <draw:text-box>
            <text:p text:style-name="P8"><text:span text:style-name="T5">produce</text:span></text:p>
          </draw:text-box>
        </draw:frame>
        <draw:frame draw:style-name="gr16" draw:text-style-name="P9" draw:layer="layout" svg:width="1.944cm" svg:height="0.803cm" svg:x="18.814cm" svg:y="8.533cm">
          <draw:text-box>
            <text:p text:style-name="P8"><text:span text:style-name="T5">produce</text:span></text:p>
          </draw:text-box>
        </draw:frame>
        <draw:frame draw:style-name="gr15" draw:text-style-name="P7" draw:layer="layout" svg:width="2.117cm" svg:height="0.803cm" svg:x="16.035cm" svg:y="7.845cm">
          <draw:text-box>
            <text:p><text:span text:style-name="T5">consume</text:span></text:p>
          </draw:text-box>
        </draw:frame>
        <draw:frame draw:style-name="gr15" draw:text-style-name="P7" draw:layer="layout" svg:width="2.117cm" svg:height="0.803cm" svg:x="20.736cm" svg:y="7.846cm">
          <draw:text-box>
            <text:p><text:span text:style-name="T5">consu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2" draw:display-name="Arrowheads 2" svg:viewBox="0 0 20 20" svg:d="M0 20l10-20 10 20z"/>
    <draw:marker draw:name="Arrowheads_20_9" draw:display-name="Arrowheads 9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15.7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kus Sabadello</meta:initial-creator>
    <meta:creation-date>2021-06-15T18:03:25.593895590</meta:creation-date>
    <dc:date>2021-06-15T18:11:02.256625353</dc:date>
    <dc:creator>Markus Sabadello</dc:creator>
    <meta:editing-duration>PT4M55S</meta:editing-duration>
    <meta:editing-cycles>2</meta:editing-cycles>
    <meta:generator>LibreOffice/7.0.4.2$Linux_X86_64 LibreOffice_project/00$Build-2</meta:generator>
    <meta:document-statistic meta:object-count="43"/>
  </office:meta>
</office:document-meta>
</file>